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>
      <style:text-properties style:text-position="0% 100%" style:font-name="Trebuchet MS" style:text-underline-style="none"/>
    </style:style>
    <style:style style:name="P4" style:family="paragraph" style:parent-style-name="Standard">
      <style:text-properties style:text-position="0% 100%" style:font-name="Trebuchet MS" style:text-underline-style="solid" style:text-underline-width="auto" style:text-underline-color="font-color"/>
    </style:style>
    <style:style style:name="P5" style:family="paragraph" style:parent-style-name="Standard">
      <style:text-properties style:text-position="0% 100%" style:font-name="Trebuchet MS" style:text-underline-style="none"/>
    </style:style>
    <style:style style:name="P6" style:family="paragraph" style:parent-style-name="Standard">
      <style:text-properties style:text-position="0% 100%" style:font-name="Trebuchet MS" style:text-underline-style="none" style:font-name-asian="SimSun" style:font-name-complex="Mangal"/>
    </style:style>
    <style:style style:name="P7" style:family="paragraph" style:parent-style-name="Standard">
      <style:text-properties style:text-position="0% 100%" style:font-name="Trebuchet MS" style:text-underline-style="solid" style:text-underline-width="auto" style:text-underline-color="font-color" style:font-name-asian="SimSun" style:font-name-complex="Mangal"/>
    </style:style>
    <style:style style:name="P8" style:family="paragraph" style:parent-style-name="Standard">
      <style:text-properties style:text-position="0% 100%" style:font-name="Trebuchet MS" fo:font-style="italic" style:text-underline-style="none" style:font-name-asian="SimSun" style:font-style-asian="italic" style:font-name-complex="Mangal" style:font-style-complex="italic"/>
    </style:style>
    <style:style style:name="P9" style:family="paragraph" style:parent-style-name="Standard">
      <style:text-properties style:text-position="0% 100%" style:font-name="Trebuchet MS" fo:font-style="italic" style:text-underline-style="solid" style:text-underline-width="auto" style:text-underline-color="font-color" style:font-name-asian="SimSun" style:font-style-asian="italic" style:font-name-complex="Mangal" style:font-style-complex="italic"/>
    </style:style>
    <style:style style:name="P10" style:family="paragraph" style:parent-style-name="Standard">
      <style:text-properties style:text-position="0% 100%" style:font-name="Trebuchet MS" fo:font-style="normal" style:text-underline-style="none" style:font-name-asian="SimSun" style:font-style-asian="normal" style:font-name-complex="Mangal" style:font-style-complex="normal"/>
    </style:style>
    <style:style style:name="P11" style:family="paragraph" style:parent-style-name="Standard">
      <style:text-properties style:text-position="0% 100%" style:font-name="Trebuchet MS" fo:font-style="normal" style:text-underline-style="solid" style:text-underline-width="auto" style:text-underline-color="font-color" style:font-name-asian="SimSun" style:font-style-asian="normal" style:font-name-complex="Mang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SimSun" style:font-name-complex="Mangal"/>
    </style:style>
    <style:style style:name="T3" style:family="text">
      <style:text-properties style:text-position="sub 58%" style:text-underline-style="none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underline-style="none"/>
    </style:style>
    <style:style style:name="T7" style:family="text">
      <style:text-properties style:font-name="Symbol" style:text-underline-style="none" style:font-name-asian="Symbol" style:font-name-complex="Symbo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p text:style-name="P2">1/ </text:p>
      <text:p text:style-name="P1"><text:span text:style-name="T4">c</text:span><text:span text:style-name="T3">1</text:span><text:span text:style-name="T4"> = </text:span><text:span text:style-name="T4"><draw:frame draw:style-name="fr1" draw:name="Objet2" text:anchor-type="as-char" svg:y="-0.619cm" svg:width="13.864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4">c</text:span><text:span text:style-name="T3">2</text:span><text:span text:style-name="T4"> = </text:span><text:span text:style-name="T4"><draw:frame draw:style-name="fr1" draw:name="Objet1" text:anchor-type="as-char" svg:y="-0.619cm" svg:width="5.41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3">2/ </text:p>
      <text:p text:style-name="P3"><draw:frame draw:style-name="fr1" draw:name="Objet3" text:anchor-type="as-char" svg:y="-0.619cm" svg:width="16.351cm" svg:height="1.06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3/</text:p>
      <text:p text:style-name="P3"><draw:frame draw:style-name="fr1" draw:name="Objet4" text:anchor-type="as-char" svg:y="-0.377cm" svg:width="6.946cm" svg:height="0.48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t5" text:anchor-type="as-char" svg:y="-0.437cm" svg:width="5.567cm" svg:height="0.54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Objet6" text:anchor-type="as-char" svg:y="-0.713cm" svg:width="2.665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Par récurrence : <draw:frame draw:style-name="fr1" draw:name="Objet7" text:anchor-type="as-char" svg:y="-0.377cm" svg:width="4.46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Sinon on a <draw:frame draw:style-name="fr1" draw:name="Objet8" text:anchor-type="as-char" svg:y="-0.713cm" svg:width="6.839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Par hypothèse de récurrence : <draw:frame draw:style-name="fr1" draw:name="Objet9" text:anchor-type="as-char" svg:y="-0.437cm" svg:width="4.808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t10" text:anchor-type="as-char" svg:y="-0.437cm" svg:width="7.144cm" svg:height="0.591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1" draw:name="Objet11" text:anchor-type="as-char" svg:y="-0.743cm" svg:width="10.022cm" svg:height="1.7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draw:frame draw:style-name="fr1" draw:name="Objet12" text:anchor-type="as-char" svg:y="-0.686cm" svg:width="4.018cm" svg:height="1.06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4/</text:p>
      <text:p text:style-name="P3">Oui car c'est deux fois le premier</text:p>
      <text:p text:style-name="P3">Non car on augmente la puissance ça serait comme n et n²</text:p>
      <text:p text:style-name="P3"/>
      <text:p text:style-name="P3">5/</text:p>
      <text:p text:style-name="P3">n! est plus grand car 2<text:span text:style-name="T5">n</text:span> consiste à multiplier n 2 alors que n! multiplie les n premiers entiers.</text:p>
      <text:p text:style-name="P3">n<text:span text:style-name="T5">n</text:span> est plus grand car il multiplie n fois n et n! que les n premiers entiers </text:p>
      <text:p text:style-name="P3"/>
      <text:p text:style-name="P3">7/</text:p>
      <text:p text:style-name="P3"/>
      <text:p text:style-name="P3"/>
      <text:p text:style-name="P3">8/<text:line-break/>La même chose que max avec moins au lieu de plus</text:p>
      <text:p text:style-name="P3"/>
      <text:p text:style-name="P4">Exercice 2 :</text:p>
      <text:p text:style-name="P3"/>
      <text:p text:style-name="P3">1/ f(n) + g(n)</text:p>
      <text:p text:style-name="P3"/>
      <text:p text:style-name="P3">2/ f(n) puissance g(n)</text:p>
      <text:p text:style-name="P3"/>
      <text:p text:style-name="P3">3/ </text:p>
      <text:p text:style-name="P3"><text:soft-page-break/></text:p>
      <text:p text:style-name="P4">Exercice 3 :</text:p>
      <text:p text:style-name="P3"/>
      <text:p text:style-name="P4"><text:span text:style-name="T1">1/ n</text:span><text:span text:style-name="T6">3</text:span></text:p>
      <text:p text:style-name="P3"/>
      <text:p text:style-name="P4"><text:span text:style-name="T1">2/ </text:span><text:span text:style-name="T7"></text:span><text:span text:style-name="T2"> n² <text:s/></text:span><text:span text:style-name="T2"><draw:frame draw:style-name="fr1" draw:name="Objet13" text:anchor-type="as-char" svg:y="-0.637cm" svg:width="1.644cm" svg:height="1.014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6"/>
      <text:p text:style-name="P4"><text:span text:style-name="T2">3/ </text:span><text:span text:style-name="T7"></text:span><text:span text:style-name="T2"> n² <text:s/></text:span><text:span text:style-name="T2"><draw:frame draw:style-name="fr1" draw:name="Objet14" text:anchor-type="as-char" svg:y="-1.152cm" svg:width="2.277cm" svg:height="1.53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6"/>
      <text:p text:style-name="P7">Exercice 4 :</text:p>
      <text:p text:style-name="P6"/>
      <text:p text:style-name="P6">La complexité de compte est de n car on doit parcourir toutes les cases de T.</text:p>
      <text:p text:style-name="P6"/>
      <text:p text:style-name="P8">def compte(i, T) :</text:p>
      <text:p text:style-name="P8"><text:tab/>compteur = 0</text:p>
      <text:p text:style-name="P8"><text:tab/>for(j in T) :</text:p>
      <text:p text:style-name="P8"><text:tab/><text:tab/>if(i == j) :</text:p>
      <text:p text:style-name="P8"><text:tab/><text:tab/><text:tab/>compteur += 1</text:p>
      <text:p text:style-name="P8"><text:tab/>return compteur</text:p>
      <text:p text:style-name="P10"/>
      <text:p text:style-name="P8">def algo2(T, m) :</text:p>
      <text:p text:style-name="P8"><text:tab/>S = [0] * (m+1)</text:p>
      <text:p text:style-name="P8"><text:tab/>for i in T</text:p>
      <text:p text:style-name="P8"><text:tab/><text:tab/>S[i] += 1</text:p>
      <text:p text:style-name="P8"><text:tab/>return S</text:p>
      <text:p text:style-name="P10"/>
      <text:p text:style-name="P10">Complexité : taille du tableau </text:p>
      <text:p text:style-name="P10"/>
      <text:p text:style-name="P11">Exercice 5 :</text:p>
      <text:p text:style-name="P11"><text:span text:style-name="T1"/></text:p>
      <text:p text:style-name="P11"><text:span text:style-name="T1">1/</text:span></text:p>
      <text:p text:style-name="P9"><text:span text:style-name="T1">def max(T):</text:span></text:p>
      <text:p text:style-name="P9"><text:span text:style-name="T1"><text:s text:c="4"/>max = T[0]</text:span></text:p>
      <text:p text:style-name="P9"><text:span text:style-name="T1"><text:s text:c="4"/>for i in T:</text:span></text:p>
      <text:p text:style-name="P9"><text:span text:style-name="T1"><text:s text:c="8"/>if T[i] &gt; max : max = T[i]</text:span></text:p>
      <text:p text:style-name="P9"><text:span text:style-name="T1"><text:s text:c="4"/>return max</text:span></text:p>
      <text:p text:style-name="P9"><text:span text:style-name="T1"/></text:p>
      <text:p text:style-name="P11"><text:span text:style-name="T1">complexité temps : linéaire</text:span></text:p>
      <text:p text:style-name="P11"><text:span text:style-name="T1">complexité espace : 1</text:span></text:p>
      <text:p text:style-name="P11"><text:span text:style-name="T1">2/</text:span></text:p>
      <text:p text:style-name="P9"><text:span text:style-name="T1">def inf(T, x):</text:span></text:p>
      <text:p text:style-name="P9"><text:span text:style-name="T1"><text:s text:c="4"/>n = 0</text:span></text:p>
      <text:p text:style-name="P9"><text:span text:style-name="T1"><text:s text:c="4"/>for i in T:</text:span></text:p>
      <text:p text:style-name="P9"><text:span text:style-name="T1"><text:s text:c="8"/>if x &gt; T[i]:</text:span></text:p>
      <text:p text:style-name="P9"><text:span text:style-name="T1"><text:s text:c="12"/>n +=1</text:span></text:p>
      <text:p text:style-name="P9"><text:span text:style-name="T1"><text:s text:c="4"/>return n</text:span></text:p>
      <text:p text:style-name="P11"><text:span text:style-name="T1"/></text:p>
      <text:p text:style-name="P11"><text:span text:style-name="T1">complexité temps : linéaire</text:span></text:p>
      <text:p text:style-name="P11"><text:span text:style-name="T1">complexité espace : 1</text:span></text:p>
      <text:p text:style-name="P11"><text:soft-page-break/><text:span text:style-name="T1">3/</text:span></text:p>
      <text:p text:style-name="P9"><text:span text:style-name="T1">def trie(T):</text:span></text:p>
      <text:p text:style-name="P9"><text:span text:style-name="T1"><text:s text:c="4"/>for i in range(1, len(T)):</text:span></text:p>
      <text:p text:style-name="P9"><text:span text:style-name="T1"><text:s text:c="8"/>if T[i] &lt; T[i-1] :</text:span></text:p>
      <text:p text:style-name="P9"><text:span text:style-name="T1"><text:s text:c="12"/>return False</text:span></text:p>
      <text:p text:style-name="P9"><text:span text:style-name="T1"><text:s text:c="4"/>return True</text:span></text:p>
      <text:p text:style-name="P9"><text:span text:style-name="T1"/></text:p>
      <text:p text:style-name="P11"><text:span text:style-name="T1">complexité : linéaire</text:span></text:p>
      <text:p text:style-name="P11"><text:span text:style-name="T1">complexité espace : 0</text:span></text:p>
      <text:p text:style-name="P11"><text:span text:style-name="T1">4/ </text:span></text:p>
      <text:p text:style-name="P9"><text:span text:style-name="T1">def circulaire2(T):</text:span></text:p>
      <text:p text:style-name="P9"><text:span text:style-name="T1"><text:s text:c="4"/>cesure = 0</text:span></text:p>
      <text:p text:style-name="P9"><text:span text:style-name="T1"><text:s text:c="4"/>for i in range(len(T)):</text:span></text:p>
      <text:p text:style-name="P9"><text:span text:style-name="T1"><text:s text:c="8"/>if T[i] &gt; T[(i+1)%len(T)]:</text:span></text:p>
      <text:p text:style-name="P9"><text:span text:style-name="T1"><text:s text:c="12"/>cesure +=1</text:span></text:p>
      <text:p text:style-name="P9"><text:span text:style-name="T1"><text:s text:c="8"/>return (cesure &lt;= 1)</text:span></text:p>
      <text:p text:style-name="P9"><text:span text:style-name="T1"/></text:p>
      <text:p text:style-name="P11"><text:span text:style-name="T1">complexité temps : linéaire</text:span></text:p>
      <text:p text:style-name="P11"><text:span text:style-name="T1">complexité espace :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2-12T14:41:42.05</meta:creation-date>
    <dc:date>2015-02-19T14:07:18.38</dc:date>
    <dc:creator>Maxime Gallais-Jimenez</dc:creator>
    <meta:editing-duration>PT2H6M5S</meta:editing-duration>
    <meta:editing-cycles>31</meta:editing-cycles>
    <meta:generator>OpenOffice/4.1.1$Win32 OpenOffice.org_project/411m6$Build-9775</meta:generator>
    <meta:document-statistic meta:table-count="0" meta:image-count="0" meta:object-count="14" meta:page-count="3" meta:paragraph-count="81" meta:word-count="289" meta:character-count="1417"/>
  </office:meta>
</office:document-meta>
</file>

<file path=Object 1/content.xml><?xml version="1.0" encoding="utf-8"?>
<math xmlns="http://www.w3.org/1998/Math/MathML">
  <semantics>
    <mrow>
      <mfrac>
        <mn>1</mn>
        <mn>2</mn>
      </mfrac>
      <mtext>   </mtext>
      <mo stretchy="false">∀</mo>
      <mrow>
        <mi>n</mi>
        <mo stretchy="false">∈</mo>
        <mo stretchy="false">ℕ</mo>
      </mrow>
      <mfrac>
        <mn>1</mn>
        <mn>2</mn>
      </mfrac>
      <mrow>
        <mrow>
          <mrow>
            <mi mathvariant="italic">n²</mi>
            <mo stretchy="false">−</mo>
            <mn>3n</mn>
          </mrow>
          <mo stretchy="false">≤</mo>
          <mfrac>
            <mn>1</mn>
            <mn>2n²</mn>
          </mfrac>
        </mrow>
        <mo stretchy="false">≤</mo>
        <mi mathvariant="italic">n²</mi>
      </mrow>
    </mrow>
    <annotation encoding="StarMath 5.0">1 over 2 "   " forall n  in setN 1 over 2 n² - 3n &lt;= 1 over 2n² &lt;= n²
</annotation>
  </semantics>
</math>
</file>

<file path=Object 10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≤</mo>
        <msub>
          <mi>a</mi>
          <mi>k</mi>
        </msub>
      </mrow>
      <mrow>
        <msup>
          <mi>n</mi>
          <mi>k</mi>
        </msup>
        <mo stretchy="false">+</mo>
        <msub>
          <mi>c</mi>
          <mn>2</mn>
        </msub>
      </mrow>
      <msup>
        <mi>n</mi>
        <mrow>
          <mrow>
            <mi>k</mi>
            <mo stretchy="false">−</mo>
            <mn>1</mn>
          </mrow>
        </mrow>
      </msup>
      <mtext>    </mtext>
      <mi>P</mi>
      <mrow>
        <mrow>
          <mo stretchy="false">(</mo>
          <mrow>
            <mi>n</mi>
          </mrow>
          <mo stretchy="false">)</mo>
        </mrow>
        <mo stretchy="false">≥</mo>
        <msub>
          <mi>a</mi>
          <mi>k</mi>
        </msub>
      </mrow>
      <mrow>
        <msup>
          <mi>n</mi>
          <mi>k</mi>
        </msup>
        <mo stretchy="false">−</mo>
        <msub>
          <mi>c</mi>
          <mn>2</mn>
        </msub>
      </mrow>
      <mi>n</mi>
    </mrow>
    <annotation encoding="StarMath 5.0">P(n) &lt;= a_k n^k + c_2 n^{k-1}"    "P(n) &gt;= a_k n^k - c_2 n</annotation>
  </semantics>
</math>
</file>

<file path=Object 11/content.xml><?xml version="1.0" encoding="utf-8"?>
<math xmlns="http://www.w3.org/1998/Math/MathML">
  <semantics>
    <mrow>
      <mtext>Si </mtext>
      <mrow>
        <mi>n</mi>
        <mo stretchy="false">&gt;</mo>
        <mn>2</mn>
      </mrow>
      <mfrac>
        <msub>
          <mi>c</mi>
          <mn>2</mn>
        </msub>
        <mfenced open="∣" close="∣">
          <mrow>
            <msub>
              <mi>a</mi>
              <mi>k</mi>
            </msub>
          </mrow>
        </mfenced>
      </mfrac>
      <mtext>     </mtext>
      <mi>P</mi>
      <mrow>
        <mrow>
          <mo stretchy="false">(</mo>
          <mrow>
            <mi>n</mi>
          </mrow>
          <mo stretchy="false">)</mo>
        </mrow>
        <mo stretchy="false">≥</mo>
        <msub>
          <mi>a</mi>
          <mi>k</mi>
        </msub>
      </mrow>
      <mrow>
        <msup>
          <mi>n</mi>
          <mi>k</mi>
        </msup>
        <mo stretchy="false">+</mo>
        <mfrac>
          <msubsup>
            <mi>c</mi>
            <mn>2n</mn>
            <mi>k</mi>
          </msubsup>
          <mrow>
            <mn>2</mn>
            <mfrac>
              <msub>
                <mi>c</mi>
                <mn>2</mn>
              </msub>
              <mfenced open="∣" close="∣">
                <mrow>
                  <msub>
                    <mi>a</mi>
                    <mi>k</mi>
                  </msub>
                </mrow>
              </mfenced>
            </mfrac>
          </mrow>
        </mfrac>
      </mrow>
      <mtext>     </mtext>
      <mi>P</mi>
      <mrow>
        <mrow>
          <mo stretchy="false">(</mo>
          <mrow>
            <mi>n</mi>
          </mrow>
          <mo stretchy="false">)</mo>
        </mrow>
        <mo stretchy="false">≤</mo>
        <msub>
          <mi>a</mi>
          <mi>k</mi>
        </msub>
      </mrow>
      <mrow>
        <msup>
          <mi>n</mi>
          <mi>k</mi>
        </msup>
        <mo stretchy="false">−</mo>
        <mfrac>
          <msubsup>
            <mi>c</mi>
            <mn>2n</mn>
            <mi>k</mi>
          </msubsup>
          <mrow>
            <mn>2</mn>
            <mfrac>
              <msub>
                <mi>c</mi>
                <mn>2</mn>
              </msub>
              <mfenced open="∣" close="∣">
                <mrow>
                  <msub>
                    <mi>a</mi>
                    <mi>k</mi>
                  </msub>
                </mrow>
              </mfenced>
            </mfrac>
          </mrow>
        </mfrac>
      </mrow>
    </mrow>
    <annotation encoding="StarMath 5.0">"Si "n&gt;2 c_2 over abs{a_k}"     "P(n) &gt;= a_k n^k + c_2n^k over {2 c_2 over abs{a_k}}"     "P(n) &lt;= a_k n^k - c_2n^k over {2 c_2 over abs{a_k}}</annotation>
  </semantics>
</math>
</file>

<file path=Object 12/content.xml><?xml version="1.0" encoding="utf-8"?>
<math xmlns="http://www.w3.org/1998/Math/MathML">
  <semantics>
    <mrow>
      <mfrac>
        <mfenced open="∣" close="∣">
          <mrow>
            <mi>k</mi>
          </mrow>
        </mfenced>
        <mn>2</mn>
      </mfrac>
      <mrow>
        <mrow>
          <msup>
            <mi>n</mi>
            <mi>k</mi>
          </msup>
          <mo stretchy="false">≤</mo>
          <mfenced open="∣" close="∣">
            <mrow>
              <mi>P</mi>
              <mrow>
                <mo stretchy="false">(</mo>
                <mrow>
                  <mi>n</mi>
                </mrow>
                <mo stretchy="false">)</mo>
              </mrow>
            </mrow>
          </mfenced>
        </mrow>
        <mo stretchy="false">≤</mo>
        <mn>3</mn>
      </mrow>
      <mfrac>
        <mfenced open="∣" close="∣">
          <msub>
            <mi>a</mi>
            <mi>k</mi>
          </msub>
        </mfenced>
        <mn>2</mn>
      </mfrac>
      <msup>
        <mi>n</mi>
        <mi>k</mi>
      </msup>
    </mrow>
    <annotation encoding="StarMath 5.0">abs{k} over 2 n^k &lt;= abs{P(n)} &lt;= 3 abs a_k over 2 n^k</annotation>
  </semantics>
</math>
</file>

<file path=Object 13/content.xml><?xml version="1.0" encoding="utf-8"?>
<math xmlns="http://www.w3.org/1998/Math/MathML">
  <semantics>
    <mrow>
      <mfrac>
        <mrow>
          <mi>n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  <mn>2</mn>
      </mfrac>
    </mrow>
    <annotation encoding="StarMath 5.0">{n(n+1)} over 2</annotation>
  </semantics>
</math>
</file>

<file path=Object 14/content.xml><?xml version="1.0" encoding="utf-8"?>
<math xmlns="http://www.w3.org/1998/Math/MathML">
  <semantics>
    <mrow>
      <mn>4</mn>
      <mfrac>
        <mrow>
          <mrow>
            <mfrac>
              <mi>n</mi>
              <mn>2</mn>
            </mfrac>
          </mrow>
          <mi>n</mi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  <mn>2</mn>
      </mfrac>
    </mrow>
    <annotation encoding="StarMath 5.0">4 {{n over 2} n(n+1)} over 2</annotation>
  </semantics>
</math>
</file>

<file path=Object 2/content.xml><?xml version="1.0" encoding="utf-8"?>
<math xmlns="http://www.w3.org/1998/Math/MathML">
  <semantics>
    <mrow>
      <mfrac>
        <mn>1</mn>
        <mn>5</mn>
      </mfrac>
      <mtext>    </mtext>
      <mrow>
        <msub>
          <mi>n</mi>
          <mn>0</mn>
        </msub>
        <mo stretchy="false">=</mo>
        <mn>10</mn>
      </mrow>
      <mtext>    </mtext>
      <mfrac>
        <mn>1</mn>
        <mn>2</mn>
      </mfrac>
      <mrow>
        <mrow>
          <mi mathvariant="italic">n²</mi>
          <mo stretchy="false">−</mo>
          <mn>3n</mn>
        </mrow>
        <mo stretchy="false">≥</mo>
        <mrow>
          <mfrac>
            <mn>1</mn>
            <mn>2</mn>
          </mfrac>
          <mo stretchy="false">−</mo>
          <mn>3</mn>
        </mrow>
      </mrow>
      <mrow>
        <mfrac>
          <mi mathvariant="italic">n²</mi>
          <mn>10</mn>
        </mfrac>
        <mo stretchy="false">=</mo>
        <mfrac>
          <mn>1</mn>
          <mn>5</mn>
        </mfrac>
      </mrow>
      <mi mathvariant="italic">n²</mi>
      <mtext>    </mtext>
      <mn>3n</mn>
      <mtext> donne : </mtext>
      <mfrac>
        <mn>3n²</mn>
        <mn>10</mn>
      </mfrac>
      <mtext> car </mtext>
      <mrow>
        <mi>n</mi>
        <mo stretchy="false">=</mo>
        <mfrac>
          <mi mathvariant="italic">n²</mi>
          <msub>
            <mi>n</mi>
            <mn>0</mn>
          </msub>
        </mfrac>
      </mrow>
      <mtext> et </mtext>
      <mrow>
        <msub>
          <mi>n</mi>
          <mn>0</mn>
        </msub>
        <mo stretchy="false">=</mo>
        <mn>10</mn>
      </mrow>
    </mrow>
    <annotation encoding="StarMath 5.0">1 over 5 "    "n_0 = 10"    " 1 over 2 n² - 3n &gt;= 1 over 2 - 3 n² over 10 =  1 over 5 n²"    "3n" donne : "3n² over 10 " car " n = n² over n_0" et "n_0 = 10 </annotation>
  </semantics>
</math>
</file>

<file path=Object 3/content.xml><?xml version="1.0" encoding="utf-8"?>
<math xmlns="http://www.w3.org/1998/Math/MathML">
  <semantics>
    <mrow>
      <mtext>Soit </mtext>
      <mrow>
        <msub>
          <mi>n</mi>
          <mn>0</mn>
        </msub>
        <mo stretchy="false">∈</mo>
        <mo stretchy="false">ℕ</mo>
      </mrow>
      <mi>,</mi>
      <msub>
        <mi>c</mi>
        <mn>1,</mn>
      </msub>
      <mrow>
        <msub>
          <mi>c</mi>
          <mn>2</mn>
        </msub>
        <mo stretchy="false">&gt;</mo>
        <mn>0</mn>
      </mrow>
      <mrow>
        <mtext> : on cherche </mtext>
        <mo stretchy="false">&gt;</mo>
        <msub>
          <mi>n</mi>
          <mn>0</mn>
        </msub>
      </mrow>
      <mtext> tq : </mtext>
      <mrow>
        <msup>
          <mn>5n</mn>
          <mn>3</mn>
        </msup>
        <mo stretchy="false">&lt;</mo>
        <msubsup>
          <mi>c</mi>
          <mn>1n</mn>
          <mn>4</mn>
        </msubsup>
      </mrow>
      <mtext> =&gt; </mtext>
      <mrow>
        <mn>5</mn>
        <mo stretchy="false">&lt;</mo>
        <msub>
          <mi>c</mi>
          <mn>1n</mn>
        </msub>
      </mrow>
      <mtext> =&gt; </mtext>
      <mrow>
        <mfrac>
          <mn>5</mn>
          <msub>
            <mi>c</mi>
            <mn>1</mn>
          </msub>
        </mfrac>
        <mo stretchy="false">&lt;</mo>
        <mi>n</mi>
      </mrow>
      <mtext> donc </mtext>
      <mrow>
        <mi>n</mi>
        <mo stretchy="false">&gt;</mo>
        <mfrac>
          <mn>5</mn>
          <msub>
            <mi>c</mi>
            <mn>1</mn>
          </msub>
        </mfrac>
      </mrow>
      <mtext> convient</mtext>
    </mrow>
    <annotation encoding="StarMath 5.0">"Soit "n_0 in setN, c_1, c_2 &gt; 0" : on cherche "&gt;n_0 " tq : "5n^3 &lt; c_1n^4 " =&gt; " 5 &lt; c_1n " =&gt; " 5 over c_1 &lt; n" donc "n &gt; 5 over c_1" convient"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∈</mo>
        <mo stretchy="false">Θ</mo>
      </mrow>
      <mrow>
        <mo stretchy="false">(</mo>
        <mrow>
          <mi>Q</mi>
          <mrow>
            <mo stretchy="false">(</mo>
            <mrow>
              <mi>n</mi>
            </mrow>
            <mo stretchy="false">)</mo>
          </mrow>
        </mrow>
        <mo stretchy="false">)</mo>
      </mrow>
      <mtext> &lt;=&gt; </mtext>
      <mi mathvariant="italic">deg</mi>
      <mrow>
        <mrow>
          <mo stretchy="false">(</mo>
          <mrow>
            <mi>P</mi>
          </mrow>
          <mo stretchy="false">)</mo>
        </mrow>
        <mo stretchy="false">=</mo>
        <mi mathvariant="italic">deg</mi>
      </mrow>
      <mrow>
        <mo stretchy="false">(</mo>
        <mrow>
          <mi>Q</mi>
        </mrow>
        <mo stretchy="false">)</mo>
      </mrow>
    </mrow>
    <annotation encoding="StarMath 5.0">P(n) in %THETA(Q(n))" &lt;=&gt; "deg(P) = deg(Q) </annotation>
  </semantics>
</math>
</file>

<file path=Object 5/content.xml><?xml version="1.0" encoding="utf-8"?>
<math xmlns="http://www.w3.org/1998/Math/MathML">
  <semantics>
    <mrow>
      <mrow>
        <mfenced open="∣" close="∣">
          <mrow>
            <mi>P</mi>
            <mrow>
              <mo stretchy="false">(</mo>
              <mrow>
                <mi>n</mi>
              </mrow>
              <mo stretchy="false">)</mo>
            </mrow>
          </mrow>
        </mfenced>
        <mo stretchy="false">∈</mo>
        <mo stretchy="false">Θ</mo>
      </mrow>
      <mrow>
        <mo stretchy="false">(</mo>
        <mrow>
          <msup>
            <mi>n</mi>
            <mrow>
              <mi mathvariant="italic">deg</mi>
              <mrow>
                <mo stretchy="false">(</mo>
                <mrow>
                  <mi>P</mi>
                </mrow>
                <mo stretchy="false">)</mo>
              </mrow>
            </mrow>
          </msup>
        </mrow>
        <mo stretchy="false">)</mo>
      </mrow>
      <mtext>   </mtext>
      <mrow>
        <mi>k</mi>
        <mo stretchy="false">=</mo>
        <mi mathvariant="italic">deg</mi>
      </mrow>
      <mrow>
        <mo stretchy="false">(</mo>
        <mrow>
          <mi>P</mi>
        </mrow>
        <mo stretchy="false">)</mo>
      </mrow>
    </mrow>
    <annotation encoding="StarMath 5.0">abs {P(n)} in %THETA(n^{deg(P)})"   "k=deg(P)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sub>
            <mi>a</mi>
            <mi>i</mi>
          </msub>
        </mrow>
      </mrow>
      <msup>
        <mi>n</mi>
        <mi>i</mi>
      </msup>
    </mrow>
    <annotation encoding="StarMath 5.0">P(n) = sum from i=0 to k a_i n^i</annotation>
  </semantics>
</math>
</file>

<file path=Object 7/content.xml><?xml version="1.0" encoding="utf-8"?>
<math xmlns="http://www.w3.org/1998/Math/MathML">
  <semantics>
    <mrow>
      <mtext>si </mtext>
      <mrow>
        <mi>k</mi>
        <mo stretchy="false">=</mo>
        <mn>0</mn>
      </mrow>
      <mi>,</mi>
      <mi>P</mi>
      <mrow>
        <mrow>
          <mrow>
            <mo stretchy="false">(</mo>
            <mrow>
              <mi>n</mi>
            </mrow>
            <mo stretchy="false">)</mo>
          </mrow>
          <mo stretchy="false">=</mo>
          <msub>
            <mi>a</mi>
            <mn>0</mn>
          </msub>
        </mrow>
        <mo stretchy="false">∈</mo>
        <mo stretchy="false">Θ</mo>
      </mrow>
      <mrow>
        <mo stretchy="false">(</mo>
        <mrow>
          <mn>1</mn>
        </mrow>
        <mo stretchy="false">)</mo>
      </mrow>
    </mrow>
    <annotation encoding="StarMath 5.0">"si "k=0 , P(n) = a_0 in %THETA(1) 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=</mo>
        <msub>
          <mi>a</mi>
          <mi>k</mi>
        </msub>
      </mrow>
      <mrow>
        <msup>
          <mi>n</mi>
          <mi>k</mi>
        </msup>
        <mo stretchy="false">+</mo>
        <mi>Q</mi>
      </mrow>
      <mrow>
        <mo stretchy="false">(</mo>
        <mrow>
          <mi>n</mi>
        </mrow>
        <mo stretchy="false">)</mo>
      </mrow>
      <mi mathvariant="italic">avec</mi>
      <mi>Q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k</mi>
              <mo stretchy="false">−</mo>
              <mn>1</mn>
            </mrow>
          </munderover>
          <msub>
            <mi>a</mi>
            <mi>i</mi>
          </msub>
        </mrow>
      </mrow>
      <msup>
        <mi>n</mi>
        <mi>i</mi>
      </msup>
    </mrow>
    <annotation encoding="StarMath 5.0">P(n) = a_k n^k + Q(n) avec Q(n) = sum from i=0 to k-1 a_i n^i</annotation>
  </semantics>
</math>
</file>

<file path=Object 9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=</mo>
        <msub>
          <mi>a</mi>
          <mi>k</mi>
        </msub>
      </mrow>
      <mrow>
        <mrow>
          <msub>
            <mi>n</mi>
            <mi>k</mi>
          </msub>
          <mo stretchy="false">−</mo>
          <mn>1</mn>
        </mrow>
        <mo stretchy="false">+</mo>
        <mo stretchy="false">Θ</mo>
      </mrow>
      <mrow>
        <mo stretchy="false">(</mo>
        <mrow>
          <msup>
            <mi>n</mi>
            <mrow>
              <mi mathvariant="italic">deg</mi>
              <mrow>
                <mo stretchy="false">(</mo>
                <mrow>
                  <mi>Q</mi>
                </mrow>
                <mo stretchy="false">)</mo>
              </mrow>
            </mrow>
          </msup>
        </mrow>
        <mo stretchy="false">)</mo>
      </mrow>
    </mrow>
    <annotation encoding="StarMath 5.0">P(n) = a_k n_k-1 + %THETA(n^{deg(Q)})</annotation>
  </semantics>
</math>
</file>